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paragraph-properties fo:margin-left="0in" fo:margin-right="0in" fo:text-align="center" style:justify-single-word="false" fo:text-indent="0in" style:auto-text-indent="false"/>
      <style:text-properties style:font-name="Georgia" fo:font-weight="bold" style:font-weight-asian="bold" style:font-weight-complex="bold"/>
    </style:style>
    <style:style style:name="P3" style:family="paragraph" style:parent-style-name="Text_20_body">
      <style:text-properties style:font-name="Georgia"/>
    </style:style>
    <style:style style:name="T1" style:family="text">
      <style:text-properties style:font-name="Georgia"/>
    </style:style>
    <style:style style:name="T2" style:family="text">
      <style:text-properties style:font-name="Georgia" fo:font-size="12pt" style:font-size-asian="12pt" style:font-size-complex="12pt"/>
    </style:style>
    <style:style style:name="T3" style:family="text">
      <style:text-properties style:font-name="Georgia"/>
    </style:style>
    <style:style style:name="T4" style:family="text">
      <style:text-properties style:font-name="Georgia"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1</text:p>
      <text:p text:style-name="P2">Hello, world!</text:p>
      <text:p text:style-name="P1"/>
      <text:p text:style-name="P1"/>
      <text:p text:style-name="P1">0.<text:tab/>So here comes the course design of operating system. JOS, kinds of joking, but still sounds a little charming. (God damn auto-numbering of LibreOffice! The stupid company even take it as an advantage over Office. Come on, I have had enough. I just cannot find somewhere to SHUT DOWN THE FUCKING AUTO-NUMBERING completely. So it means that when there comes a newline, Shift must be knocked down along with Enter. Damn it!)<text:line-break/><text:line-break/>1.<text:tab/>Then talk about the environment.<text:line-break/>System: <text:tab/>Ubuntu 12.04<text:line-break/>GCC:<text:tab/><text:tab/>4.6.3 (I have heard that v.4.3 is needed, or there will be something hard to fix. I may have a try to see whether there is such a monster or not.)<text:line-break/><text:line-break/>2.<text:tab/>The first step is to get bochs installed.<text:line-break/>$ sudo apt-get install build-essential<text:line-break/><text:tab/>There are some common compiling tools in it.<text:line-break/>$ sudo apt-get install xorg-dev<text:line-break/><text:tab/>It will provide the system with X windows libraries.</text:p>
      <text:p text:style-name="P1">$ sudo apt-get install libgtk2.0-dev<text:line-break/><text:tab/>Nothing special.<text:line-break/>$ sudo apt-get install pkg-config<text:line-break/><text:tab/>Pkg-config will help compile and link.<text:line-break/><text:line-break/>3.<text:tab/>Get into the bochs folder, run the configure, which will collect some info about the computer, compilers and libraries, then decide the basic settings of bochs.<text:line-break/>$ ./configure --prefix=$Your Installation Path$ --enable-disasm --enable-debugger<text:line-break/><text:tab/>The last two arguments assure that the debugging mode is switched on. I just installed it into “/usr”. Some environment variables may need to be handled if installed into other folder.<text:line-break/><text:tab/>Then make and install.<text:line-break/>$ make<text:line-break/><text:soft-page-break/>$ sudo make install<text:line-break/><text:tab/>If there comes an error related to “[libthread.so.0] undefined reference to symbol 'pthread_create@@GLIBC_2.2.5'” and “DSO(Dynamic Shared Object) is missing”, then here is the solution:<text:line-break/><text:tab/>Open the file “Makefile”, find the item “LDFLAGS=”, add “-pthread” to it, then redo the work of making and installing. As for the reason, DSO missing means that we need to call some libraries explicitly, which is “pthread” in openmp here.<text:line-break/><text:line-break/>4.<text:tab/>Compile the JOS. Get into the folder “lab1”.<text:line-break/>$ make<text:line-break/><text:tab/>Here comes the monster! If you insist on a high version of gcc, then there will be an error “boot block too large: 600 bytes (max 510)”, resulted from that gcc4.6 will link some extra segments into it. There are two ways to handle this:<text:line-break/><text:tab/>The first is to downgrade gcc to v.4.3, then the monster will disappear.<text:line-break/><text:tab/>Buuuuut! It will be more excited to fight against it, instead of avoiding. Then the second way is to cut the added EXTRA SEGMENTS. Using objdump:<text:line-break/>$ objdump -h obj/boot/boot.out<text:line-break/><text:tab/>Compared with v.4.3, easy to find out that the extra friend is “.eh_frame”. So how to take him down? The answer is to edit “boot/Makefrag”. Find the paragraph started with “$(OBJDIR)/boot/boot”, then find the line started with “$(V)$(OBJCOPY)”, add “-R “.eh_frame”” between “-S” and “-O”. Then there goes the monster. The block is 394 bytes now.</text:p>
      <text:p text:style-name="P1"><text:tab/>In this procedure, we have made the “bochs.img”, which decides some settings of bochs and how bochs will simulate.</text:p>
      <text:p text:style-name="P1"><text:tab/>And the reason why “max 510” comes is that the boot loader program must and only occupy the first sector of hard disk(512b).</text:p>
      <text:p text:style-name="P1"/>
      <text:p text:style-name="P1">5.<text:tab/>Then we come to edit the “img” file of bochs. In other words, we need to let bochs know where its “img” file is. It is “.bochsrc” that we should edit.</text:p>
      <text:p text:style-name="P1"><text:tab/>Find the file and open it. Find the line started with ata0-master, which looks like the line shown below:<text:line-break/><text:tab/>ata0-master: type=disk, path=“$PATH$.img”, cylinders=X, heads=Y, spt=Z<text:line-break/><text:tab/>This line indicates bochs to simulate a disk on ATA0-Tunnel, and the disk will be <text:soft-page-break/>simulated by an image file whose path must be set. X, Y and Z describe the parameters of the virtual disk, where “spt” stands for “sectors per track”.</text:p>
      <text:p text:style-name="P1"><text:tab/>In fact, the found line will be like the line below:</text:p>
      <text:p text:style-name="P1"><text:tab/>ata0-master: type=disk, mode=flat, path=“30M.sample”<text:line-break/><text:tab/>“30M.sample” suggests that bochs is just using a template to simulate the disk. We need to fix the path with lab1's path. I have fixed it with “/home/pylonight/JOS/JOS/labs/lab1/obj/kern/bochs.img”, which has been generated when we compile JOS. “Makefrag” is related to it.</text:p>
      <text:p text:style-name="P1"><text:tab/>Next, we need to tell bochs the last three parameters. Using “100, 10, 10” is good, which is asked by the course MIT-6.828.</text:p>
      <text:p text:style-name="P1"><text:tab/>Then bochs can be run correctly.</text:p>
      <text:p text:style-name="P1"/>
      <text:p text:style-name="P1">6.<text:tab/>Just type “bochs” and the terminal will run bochs. Type “2” to read options from the file “.bochsrc” edited just now. Type “6” to begin simulation. “bochs -q” is the shortcut.<text:line-break/><text:tab/>Typing “u switch-mode” will change Intel assembler syntax to AT&amp;T syntax. But it is frustrating that THIS COMMAND MUST BE TYPED EVERYTIME YOU RUN BOCHS. Default settings cannot be changed. So strange.</text:p>
      <text:p text:style-name="P1"/>
      <text:p text:style-name="P1">7.<text:tab/>Try to trace the progress of booting a machine. Using s/b/c/u.<text:line-break/><text:tab/>And, what's important is that, when there comes “6828 xxxx” on the screen after type “c”, it can be said that bochs runs well. If it stuck with “Booting from hard disk”, there comes congratulations. Maybe another version of bochs is needed or there may be someway else to handle this. I choose to change the version to 2.4.5 instead of using <text:s/>“20090704”. Crap!<text:line-break/><text:tab/>Btw, function “bootmain” is the first function to be called; and “cprintf” cannot be called until after “con_init”(in kern/init.c) is called, which initials the console. “6828 xxxx” is tightly after “con_init()”.<text:line-break/><text:line-break/>8.<text:tab/>Exercise-1<text:line-break/><text:tab/>Learning Asm lang and C lang? Kidding.<text:line-break/><text:line-break/>9.<text:tab/>Exercise-2</text:p>
      <text:p text:style-name="Standard"><text:span text:style-name="T1"><text:tab/>Have fun with bochs internal debugger.<text:line-break/><text:line-break/></text:span><text:soft-page-break/><text:span text:style-name="T1">10.<text:tab/></text:span><text:span text:style-name="T2">Exercise-3<text:line-break/><text:tab/>When the BIOS runs, it sets up the idt and initializes various devices such as the VGA display. This is where the "</text:span><text:span text:style-name="Teletype"><text:span text:style-name="T2">Plex86/Bochs VGABios</text:span></text:span><text:span text:style-name="T2">" messages in the Bochs window come from.</text:span></text:p>
      <text:p text:style-name="Text_20_body"><text:span text:style-name="T2"><text:tab/>After initializing the PCI bus and all the important devices the BIOS knows about, it searches for a bootable device such as a floppy, hard drive, or CD-ROM. Eventually, when it finds a bootable disk, the BIOS reads the boot loader from the disk and transfers control to it.<text:line-break/><text:tab/>More details: (CS&lt;-0xf000, IP&lt;-0xfff0, PA&lt;-0x000ffff0) to ensure bios to gain access to the machine, to initialize the machine. Then there comes “Booting from Hard Disk” which indicates that bios knows os must be booted from the disk after judging, and program boot loader will be loaded to memory from disk, or the first sector of the disk more precisely. Then (CS&lt;-0x0000, IP&lt;-0x7c00, PA&lt;-0x00007c00) to ensure program boot loader obtain the control.<text:line-break/><text:tab/>Boot loader consists of two programs, named “boot.S” and “main.c” respectively(in boot/). “boot.S” will transfer real mode to protected mode, while “main.c” will load elf to memory from disk.<text:line-break/><text:line-break/>11.<text:tab/>Exercise-4<text:line-break/><text:tab/>Trace the boot loader uha.<text:line-break/>$ b 0x7c00<text:line-break/>$ c<text:line-break/>$ u/10<text:line-break/><text:tab/>It will be all the same between “obj/boot/boot.asm” and “u/10” until “0x7c0e: jnz .-6”. It is “jnz seta20.1” in “boot.asm”. Simple to explain. The instructions in “boot.asm” haven't been relocated, while “u/10” has. So the tag becomes shift of NPC.<text:line-break/><text:tab/>Que.1<text:tab/><text:tab/>“7c24: movl %cr0, %eax” means the transition begins. Along with it are “7c26: orl $CR0_PE_ON, %eax” and “7c2a: movl %eax, %cr0”, where “CR0_PE_ON” equals to 0x1 which means protected mode is enabled.<text:line-break/><text:tab/>Que.2<text:tab/><text:tab/>The last instruction executed by the boot loader or the function “bootmain” is “0x8:0x7d73: call %eax”; and the first instruction loaded of kernel is “0x8:0x0010000c: movw $0x1234, %ds:0x472”.<text:line-break/><text:tab/>Que.3<text:tab/><text:tab/>Using the function “readseg(va, count, offest)” which means “read 'count' bytes at 'offset' from kernel into virtual address 'va'”. But I just don't know why there are so </text:span><text:soft-page-break/><text:span text:style-name="T2">many copies of “readseg”. Back to the question, it is called as “readseg((uint32_t) ELFHDR, SECTSIZE*8, 0);” so it means “read 1st page off disk” where “SECTSIZE” equals to 512 and “ELFHDR” euqals to “((struct Elf *) 0x10000)”.<text:line-break/><text:tab/>In a word, boot loader load 8 sectors from the 2nd sector right after itself to 0x10000, which is the elf header. Then through analyzing the elf header, boot loader will know the size of the entire kernel, and read kernel to 0x100000.<text:line-break/><text:line-break/>12.<text:tab/>Challenge-1<text:line-break/><text:tab/>Make jos boot from a simulated cd-rom. Well, this need to be put off until next week as I have to conquer the whole lab in 4 days. Crap. What's more, it will be quite different to boot from a cd-rom.<text:line-break/><text:line-break/>13.<text:tab/>Exercise-5<text:line-break/><text:tab/>Ritchie's book and pointers. The Bible.<text:line-break/><text:tab/>The start addr is “f010000c” but not “0010000c”, because the former is va while the latter is pa. In fact, run bochs and type “kerninfo” in the bochs gui you will find the line below:<text:line-break/>_start f010000c (virt) 0010000c (phys)<text:line-break/><text:tab/>The reason is quite ridiculous. SHORT OF MEMORY! So even if the entry addr of kernel is 0xf010000c, program jumps to 0x0010000c which is the result of bit-and of 0xf010000c and 0xffffff.(in function “readseg”) Btw, of kernel's program, 0xf0100000 is called link addr, while 0x00100000 is called load addr. So the entry addr respond to it is 0x0010000c.<text:line-break/><text:line-break/>14.<text:tab/>Exercise-6<text:line-break/>$ b 0x7c00<text:line-break/>$ b 0x10000c<text:line-break/>$ c<text:line-break/>$ x /8w 0x100000<text:line-break/>$ c<text:line-break/>$ x /8w 0x100000<text:line-break/><text:tab/>They are all zero when it hits “0x7c00” but nonzero when it hits “0x10000c”. The reason is that boot loader load kernel to “0x100000”. Kernel code there!<text:line-break/><text:line-break/></text:span><text:soft-page-break/><text:span text:style-name="T2">15.<text:tab/>Exercis-7<text:line-break/><text:tab/>Find the 28th line of “boot/Makefrag”, then edit the link addr “0x7c00” to “0x7c10”, then recompile lab1 and see what will happen.<text:line-break/><text:tab/>Run bochs, type “c” to continue, so it sticks with “Booting from Hard Disk”; type “c” again and, bochs reboots.<text:line-break/><text:tab/>It will be more clear to use “s” after “b 0x7c00”. You will find when it comes to “7c2d: imp far 0008:7c42”, it will be repeated once with the prefix “.[153820546]”, then type “s” bochs will reboot.<text:line-break/><text:tab/>Does it mean a panic if an instruction was repeated? As the “jmp” instruction jumps to the wrong addr. And the continuous execution may be detected by bochs so that bochs reboots. BUT WHY DOES NOT BOCHS GIVE ME A PANIC?<text:line-break/><text:line-break/>16.<text:tab/>Exercise-8<text:line-break/><text:tab/>Trace the kernel so set bp at 0x10000c.<text:line-break/><text:tab/>Run step by step to checkout “lgdt”. In fact, “lgdt” just comes tightly after “0x10000c”. It is to establish jos's own gdt in place of boot loader's temporary one. Then reload regs such as CS, DS, Dsel, ES, SS.<text:line-break/><text:tab/>It will certainly be wrong when using jump instruction, as it is not correct to translate va to pa if old mapping remains. Comment out the line “lgdt RELOC(mydgtdesc)” and recompile lab1, run bochs and see what will happen. As it is predicted, bochs encounters a physical memory read error when executing “0x100020: jmp far 0008:f0100027”. Pa is 0xf0100027, and la is the same. That's where problem lies. The translation from la to pa is done temporarily by subtracting KERNBASE from la. In old gdt, KERNBASE is 0x0, while it is 0xf0000000 in the new gdt in kernel. Kernel insists that is works in the high addr but there is no such space after 0xf0000000 indeed, so the error comes.<text:line-break/><text:tab/>Remember to uncomment back.<text:line-break/><text:line-break/>17.<text:tab/>Exercise-9<text:line-break/><text:tab/>“printf.c” is based on “printfmt” and the kernel console's “cputchar”.<text:line-break/><text:tab/>“printf.c” provides “cprintf” for “console.c”.<text:line-break/><text:tab/>So that's why “printfmt.c” is considered as a lib.<text:line-break/><text:tab/>Code-completion is simple, just get a copy of “%d” and modify the base from 10 to 8. Save the changes and recompile. Run bochs and you will find the line “6828 decimal is XXX </text:span><text:soft-page-break/><text:span text:style-name="T2">octal!” becomes “6828 decimal is 15254 octal!”. Confirm it if you are worried about its correctness.<text:line-break/><text:tab/>Que.1<text:tab/><text:tab/>Answer above. In a word, “console.c” tells how to print, while “printfmt.c” tells what to printf, and the baseband is “printf.c”.<text:line-break/><text:tab/></text:span><text:span text:style-name="T2">More details:<text:line-break/><text:tab/>“</text:span><text:span text:style-name="T1">lpt_putc()” using in I/O prarallel port pragraming;</text:span></text:p>
      <text:p text:style-name="P3"><text:tab/>“cag_putc()” set the char and char's color that display on the screen. 15-8 bits are the</text:p>
      <text:p text:style-name="P3">attribute of the char,8-0 bits are the char's ascii cod;</text:p>
      <text:p text:style-name="P3"><text:tab/>“cons_putc()” print the char on the screen use the funtion above;</text:p>
      <text:p text:style-name="P3"><text:tab/>“cputchar()” call the function “cons_putc()”;</text:p>
      <text:p text:style-name="Text_20_body"><text:span text:style-name="T1"><text:tab/>If “-&gt;” means using, then cprintf-&gt; vcprintf -&gt; vprintfmt -&gt; putch -&gt; cputchar -&gt; cons-putc -&gt;lpt-putc, cga-putc(set the char color).</text:span><text:span text:style-name="T2"><text:line-break/><text:tab/>Que.2<text:tab/><text:tab/>Comment out the lines one by one to see what happens. That's the effective way. Then try to understand them. The aim is as below:<text:line-break/><text:tab/>if (current chars on screen &gt;= CRT_SIZE) {<text:line-break/><text:tab/><text:tab/>Move all chars on the screen above a line;(memcpy or memmove: memcpy(dst, src, size))[Comment this line, the screen will never roll for new info]<text:line-break/><text:tab/><text:tab/>Set the bottom line empty;(0x0700 is for color using)[Comment out this line and the bottom line will be nearly the same as the above line]<text:line-break/><text:tab/><text:tab/>Fix the position of screen;[Comment out this line and the screen will turn pure black]<text:line-break/><text:tab/>Que.3<text:tab/><text:tab/>Scan “obj/kern/kernel.asm” and find “cons_init()” and the lines added after it from pdf. Find out that the addr is “f01000c4” of the line we added, so we should use “b 0x1000c4” because new gdt set KERNBASE to “0xf0000000”. Then trace it.<text:line-break/><text:tab/>Btw: 0x1000bf: “cons_init()”; 0x1000c4: lines we added; 0x1000e3: cprintf;<text:line-break/><text:tab/>When it hits the bp, type “print-stack” and “s” in turn to have a glance at the stack. As we can see, the parameters are pushed from right to left.<text:line-break/><text:tab/>Fmt = 0xf0101717, which is a pointer to the first parameter, as the format string; ap is also a pointer to the second parameter. What is different is that, fmt is in the stack, while ap is pointing to somewhere in the stack.<text:line-break/><text:tab/>In “function(first, ...)”, “va_start(ap, first)” is used to set ap pointing to the second parameter, or the first parameter in various parameter list. And “va_arg(ap, type)” set ap </text:span><text:soft-page-break/><text:span text:style-name="T2">pointing to the next parameter in the list. Lastly, “va_end(ap)” set ap to null. So, ap = 0x0010efd4, 0x0010efd8, 0x0010efdc. The changes are made by the function “va_arg(ap, type)”, where “type” is decided by (*fmt), as the format string.<text:line-break/><text:tab/>Que.4<text:tab/><text:tab/>The output is “He110 World”, obviously. Firstly, 57616(d) = 0xe110, and “110” just looks like “llo”; meanwhile, “00 64 6c 72” are placed as “72 6c 64 00” in memory, which means “r l d \0” when read as ASCII code. If it were big-endian, integer i need to be fixed with 0x726c6400.<text:line-break/><text:tab/>Que.5<text:tab/><text:tab/>Unknown value. But I tend to think that this unknown value will be fixed whenever we run the bochs if other conditions are not changed. Have a try.<text:line-break/><text:tab/>Okay, “y=1632”. And never changes. Machines, after all.<text:line-break/><text:tab/>As for the reason, we will be back to “ap”. There are two “%d” in format string, so “va_arg” is called once. But we don't know what is it in the cell of stack, as we don't put nothing there when passing arguments.<text:line-break/><text:tab/>Que.6<text:tab/><text:tab/>We need to put the “fmt” to the back of the arguments list.<text:line-break/><text:line-break/>18.<text:tab/>Challenge-2<text:line-break/><text:tab/>Change the color! That's piece of a cake. Notice “0x0700” in “kern/console.c”. And notice function “cga_putc(inc c)”. The lowest 8 bits are ASCII code, and the highest 4 bits decide the bgc(background color), while the left middle 4 bits decide the fgc(foreground color). S0, “| 0x0700” means “RGB” and is white. “| 0x0f00” means grey white. Have a try~.<text:line-break/><text:line-break/>19.<text:tab/>Exercise-10<text:line-break/><text:tab/>They are talking about “kernel”, so let's get into “kern/entry.S”. And just find “esp”. </text:span><text:span text:style-name="T1">There is!<text:line-break/># Set the stack pointer<text:line-break/>movl $(bootstacktop), %esp<text:line-break/><text:tab/>After this, “i386_init” is called, which is in “kern/init.c”. And reversed by:<text:line-break/><text:tab/>.p2align<text:tab/><text:tab/>PGSHIFT<text:line-break/><text:tab/>.globl<text:tab/><text:tab/><text:tab/>bootstack<text:line-break/>bootstack:<text:line-break/><text:tab/>.space<text:tab/><text:tab/><text:tab/>KSTKSIZE<text:line-break/><text:tab/>.globl<text:tab/><text:tab/><text:tab/>bootstacktop<text:line-break/>bootstacktop:<text:line-break/></text:span><text:soft-page-break/><text:span text:style-name="T1"><text:tab/>Quite simple but interesting.<text:line-break/><text:tab/>After entering kernel, instruction “lgdt” and the following several instructions will change the gdt from (0x0, 0x0, 0x0)[precise or not?] to (0x0, 0x10000000, 0x10000000). Then the code segment base adds to the offset(or la) will produce the pa. For example, kernel's la is 0xf010000c(entry), then pa is 0x0010000c. The method to bit-and 0xffffff is just for boot loader, in function “readseg()” in “boot/main.c”.<text:line-break/><text:line-break/>20.<text:tab/>Exercise-11<text:line-break/><text:tab/>Find the addr of “test_backtrace” in “obj/kern/kernel.asm”. The addr is 0x100040(Remember to translate). Set a bp and trace. We may need to start to trace earlier at 0x1000d8 to see what has been pushed.<text:line-break/><text:tab/>First, move immediate number $5 into stack. And save regs “cs” and “eip” to come back. Next, after called, push “ebp” onto the stack.<text:line-break/><text:line-break/>21.<text:tab/>Exercise-12<text:line-break/><text:tab/>Complete “mon_backtrace”. FIRST, we need to modify “GNUmakefile”, add CFLAGS with -fno-omit-frame-pointer. Or ebp will be zero. Crap. May be caused by the higher version of gcc. Or may be the monster.<text:line-break/><text:tab/>Then write the code:<text:line-break/>--------------------------------------------------------------------------------<text:line-break/><text:tab/>// Your code here.</text:span></text:p>
      <text:p text:style-name="Text_20_body"><text:span text:style-name="T1"><text:tab/>unsigned int ebp = read_ebp();</text:span></text:p>
      <text:p text:style-name="Text_20_body"><text:span text:style-name="T1"><text:tab/>cprintf("Stack backtrace:\n");</text:span></text:p>
      <text:p text:style-name="Text_20_body"><text:span text:style-name="T1"><text:tab/>// in entry.S, ebp is set to be zero before calling i386_init.</text:span></text:p>
      <text:p text:style-name="Text_20_body"><text:span text:style-name="T1"><text:tab/>while (ebp &gt; 0)</text:span></text:p>
      <text:p text:style-name="Text_20_body"><text:span text:style-name="T1"><text:tab/>{</text:span></text:p>
      <text:p text:style-name="Text_20_body"><text:span text:style-name="T1"><text:tab/><text:tab/>cprintf(" <text:s/>ebp %x <text:s/>eip %x <text:s/>args %x %x %x %x %x", ebp, *((unsigned int *)ebp+1), *((unsigned int *)ebp+2),</text:span></text:p>
      <text:p text:style-name="Text_20_body"><text:span text:style-name="T1"><text:tab/><text:tab/><text:tab/>*((unsigned int *)ebp+3), *((unsigned int *)ebp+4), *((unsigned int *)ebp+5), *((unsigned int *)ebp+6));</text:span></text:p>
      <text:p text:style-name="Text_20_body"><text:span text:style-name="T1"><text:tab/><text:tab/>ebp = *((unsigned int *)ebp);</text:span></text:p>
      <text:p text:style-name="Text_20_body"><text:soft-page-break/><text:span text:style-name="T1"><text:tab/>}</text:span></text:p>
      <text:p text:style-name="Text_20_body"><text:span text:style-name="T1">--------------------------------------------------------------------------------<text:line-break/><text:tab/>Then clean and recompile and run the bochs.<text:line-break/><text:tab/>Then get into “kern/monitor.c”, and add the command “backtrace” to “static struct Command commands[]” as “{ "backtrace", "Display information about the stack", mon_backtrace}”. Then we can type “backtrace” just like “help” and “kerninfo” in bochs gui.<text:line-break/><text:line-break/><text:line-break/><text:line-break/>Lab1 done. Tired but, interested in. Took me 1 day. Hurry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07T21:33:30</dc:date>
    <meta:editing-duration>PT19H18M13S</meta:editing-duration>
    <meta:editing-cycles>707</meta:editing-cycles>
    <meta:generator>LibreOffice/3.5$Linux_x86 LibreOffice_project/350m1$Build-202</meta:generator>
    <dc:creator>Yuchen Yan</dc:creator>
    <meta:document-statistic meta:table-count="0" meta:image-count="0" meta:object-count="0" meta:page-count="10" meta:paragraph-count="31" meta:word-count="2788" meta:character-count="16750" meta:non-whitespace-character-count="13844"/>
  </office:meta>
</office:document-meta>
</file>